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" style:family="table">
      <style:table-properties style:width="17cm" table:align="margins" fo:keep-with-next="always" style:may-break-between-rows="false"/>
    </style:style>
    <style:style style:name="tabAnnexe.A" style:family="table-column">
      <style:table-column-properties style:column-width="1.693cm" style:rel-column-width="6528*"/>
    </style:style>
    <style:style style:name="tabAnnexe.B" style:family="table-column">
      <style:table-column-properties style:column-width="0.37cm" style:rel-column-width="1428*"/>
    </style:style>
    <style:style style:name="tabAnnexe.C" style:family="table-column">
      <style:table-column-properties style:column-width="14.937cm" style:rel-column-width="57579*"/>
    </style:style>
    <style:style style:name="tabAnnexe.1" style:family="table-row">
      <style:table-row-properties style:keep-together="false" fo:keep-together="always"/>
    </style:style>
    <style:style style:name="tabAnnexe.A1" style:family="table-cell">
      <style:table-cell-properties fo:padding="0cm" fo:border="none"/>
    </style:style>
    <style:style style:name="tabCopie" style:family="table">
      <style:table-properties style:width="17.013cm" fo:margin-left="0cm" fo:margin-right="-0.012cm" table:align="margins" fo:keep-with-next="always" style:may-break-between-rows="false"/>
    </style:style>
    <style:style style:name="tabCopie.A" style:family="table-column">
      <style:table-column-properties style:column-width="1.693cm" style:rel-column-width="960*"/>
    </style:style>
    <style:style style:name="tabCopie.B" style:family="table-column">
      <style:table-column-properties style:column-width="0.37cm" style:rel-column-width="210*"/>
    </style:style>
    <style:style style:name="tabCopie.C" style:family="table-column">
      <style:table-column-properties style:column-width="14.949cm" style:rel-column-width="8475*"/>
    </style:style>
    <style:style style:name="tabCopie.1" style:family="table-row">
      <style:table-row-properties style:keep-together="false" fo:keep-together="always"/>
    </style:style>
    <style:style style:name="tabCopie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Arial Narrow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4">%=TITRE_NSS=% %=NSS_ASSURE=%</text:p>
      <text:p text:style-name="P6"><text:tab/></text:p>
      <text:p text:style-name="P5"/>
      <text:p text:style-name="P7">%=TITRE_DOCUMENT=%</text:p>
      <text:p text:style-name="P8"/>
      <text:p text:style-name="P8"/>
      <text:p text:style-name="P8">%=TITRE_TIERS=%</text:p>
      <text:p text:style-name="P8"/>
      <text:p text:style-name="P8">%=PARAGRAPHE_1_DEBUT=% %=PARAGRAPHE_1_DATE_DEPOT=% %=PARAGRAPHE_1_FIN=%</text:p>
      <text:p text:style-name="P8"/>
      <text:p text:style-name="P8">%=PARAGRAPHE_2=%</text:p>
      <text:p text:style-name="P8"/>
      <text:p text:style-name="P8">%=PARAGRAPHE_3_DEBUT=% <text:span text:style-name="T1">%=PARAGRAPHE_3_GRAS=%</text:span> %=PARAGRAPHE_3_FIN=%</text:p>
      <text:p text:style-name="P8"/>
      <text:p text:style-name="P8">%=PARAGRAPHE_4=%</text:p>
      <text:p text:style-name="P8"/>
      <text:p text:style-name="P8"/>
      <text:p text:style-name="P8"><text:tab/><text:tab/><text:tab/><text:tab/><text:tab/><text:tab/><text:tab/><text:tab/>%#include signatures/standard#%</text:p>
      <text:p text:style-name="P3">%=pushToEnd()=%</text:p>
      <table:table table:name="tabAnnexe" table:style-name="tabAnnexe">
        <table:table-column table:style-name="tabAnnexe.A"/>
        <table:table-column table:style-name="tabAnnexe.B"/>
        <table:table-column table:style-name="tabAnnexe.C"/>
        <table:table-row table:style-name="tabAnnexe.1">
          <table:table-cell table:style-name="tabAnnexe.A1" office:value-type="string">
            <text:p text:style-name="P1">%=TITRE_ANNEXE=%</text:p>
          </table:table-cell>
          <table:table-cell table:style-name="tabAnnexe.A1" office:value-type="string">
            <text:p text:style-name="P2">:</text:p>
          </table:table-cell>
          <table:table-cell table:style-name="tabAnnexe.A1" office:value-type="string">
            <text:p text:style-name="P2">%=VALEUR_ANNEXE=%</text:p>
          </table:table-cell>
        </table:table-row>
      </table:table>
      <table:table table:name="tabCopie" table:style-name="tabCopie">
        <table:table-column table:style-name="tabCopie.A"/>
        <table:table-column table:style-name="tabCopie.B"/>
        <table:table-column table:style-name="tabCopie.C"/>
        <table:table-row table:style-name="tabCopie.1">
          <table:table-cell table:style-name="tabCopie.A1" office:value-type="string">
            <text:p text:style-name="P1">%{HEADER_ROWS:0}%%{RM_IF_NO_DATA:true}%%{copie}%%=TITRE_COPIE=%</text:p>
          </table:table-cell>
          <table:table-cell table:style-name="tabCopie.A1" office:value-type="string">
            <text:p text:style-name="P2">:</text:p>
          </table:table-cell>
          <table:table-cell table:style-name="tabCopie.A1" office:value-type="string">
            <text:p text:style-name="P2">%=VALEUR_COPI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40S</meta:editing-duration>
    <meta:editing-cycles>25</meta:editing-cycles>
    <meta:generator>OpenOffice.org/3.4.1$Win32 OpenOffice.org_project/341m1$Build-9593</meta:generator>
    <dc:date>2014-06-12T16:14:28.65</dc:date>
    <meta:document-statistic meta:table-count="2" meta:image-count="0" meta:object-count="0" meta:page-count="1" meta:paragraph-count="17" meta:word-count="23" meta:character-count="425"/>
    <meta:user-defined meta:name="Info 1"/>
    <meta:user-defined meta:name="Info 2"/>
    <meta:user-defined meta:name="Info 3"/>
    <meta:user-defined meta:name="Info 4"/>
  </office:meta>
</office:document-meta>
</file>